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0pt" style:font-size-asian="10pt" style:font-size-complex="10pt"/>
    </style:style>
    <style:style style:name="P2" style:family="paragraph" style:parent-style-name="Standard">
      <style:text-properties style:font-name="FreeSans" fo:font-size="10pt" style:text-underline-style="solid" style:text-underline-width="auto" style:text-underline-color="font-color" style:font-size-asian="10pt" style:font-size-complex="10pt"/>
    </style:style>
    <style:style style:name="P3" style:family="paragraph" style:parent-style-name="Standard">
      <style:text-properties style:font-name="FreeSans" fo:font-size="10pt" style:text-underline-style="none"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Courier 10 Pitc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6</text:p>
      <text:p text:style-name="P1"><text:span text:style-name="T1">MOTIVATION:</text:span> ACK packet doesn't include sequence number in rdt2.1. <text:span text:style-name="T1">Issues:</text:span> (1) The rdt2.1 receiver (3.57) doesn't have a start state. (2) The receiver doesn't have a transition for sending an ACK packet back to the sender (note: 2.2 sends ACK0) when a duplicate pkt0 is received. Instead, when it receives a duplicate pkt0, it sends a NAK. This will cause the 2.1 sender to loop infinitely.</text:p>
      <text:p text:style-name="P1"/>
      <text:p text:style-name="P1"><text:span text:style-name="T2">P8</text:span></text:p>
      <text:p text:style-name="P1">The FSM for rdt2.2 is sufficient as a receiver side for protocol rdt3.0. The only relevant feature that rdt3.0 is a transition for timeout scenarios. Additionally, the the events where rcvpkt is either corrupted or is ACK'd as being the wrong sequence number, there is no action. For rdt2.2, this would elicit another sndpkt. But now, the implementation of a timeout transition removes that necessity. So, if rdt3.0 sender doesn't get a proper ACK soon enough, it'll keep resending sndpkt until the appropriate ACK is received. Drawing of rdt2.2 (now rdt3.0 receiver) is attached.</text:p>
      <text:p text:style-name="P1"/>
      <text:p text:style-name="P2">P9</text:p>
      <text:p text:style-name="P3">See attached.</text:p>
      <text:p text:style-name="P1"/>
      <text:p text:style-name="P2">P11</text:p>
      <text:p text:style-name="P1">No. if <text:span text:style-name="T3">sndpkt=make_pkt(ACK,0,checksum)</text:span> is removed, then <text:span text:style-name="T3">udt_send(sndpkt) </text:span>will have an invalid argument since no packet will have been created. Therefore, no packet will be received by rdt2.2 sender and it will remain in the Wait-for-ACK1 state.</text:p>
      <text:p text:style-name="P1"/>
      <text:p text:style-name="P1">The same argument goes for if the self-transition were removed from the Wait-for-0-from-below. No packet would be made, meaning that sending would fail and the sender would not receive a packet to act on.</text:p>
      <text:p text:style-name="P1"/>
      <text:p text:style-name="P1">P21. Suppose we have two network entities, A and B. B has a supply of data messages that will be sent to A according to the following conventions. When A gets a request from the layer above to get the next data (D) message from B, A must send a request (R) message to B on the A-to-B channel. Only when B</text:p>
      <text:p text:style-name="P1">receives an R message can it send a data (D) message back to A on the B-to-A channel. A should deliver exactly one copy of each D message to the layer above. R messages can be lost (but not corrupted) in the A-to-B channel; D messages, once sent, are always delivered correctly. The delay along both channels is unknown and variable.</text:p>
      <text:p text:style-name="P1"/>
      <text:p text:style-name="P1">Design (give an FSM description of) a protocol that incorporates the appropriate mechanisms to compensate for the loss-prone A-to-B channel and implements message passing to the layer above at entity A, as discussed above. Use only those mechanisms that are absolutely necessary.</text:p>
      <text:p text:style-name="P1"/>
      <text:p text:style-name="P1">Because the A-to-B channel can lose request messages, A will need to timeout and retransmit its request messages (to be able to recover from loss). Because the channel delays are variable and unknown, it is possible that A will send duplicate requests (i.e., resend a request message that has already been received by B). To be able to detect duplicate request messages, the protocol will use sequence numbers. A 1-bit sequence number will suffice for a stop-and-wait type of request/response protocol.A (the requestor) has 4 states:</text:p>
      <text:p text:style-name="P1"/>
      <text:p text:style-name="P1">• “Wait for Request 0 from above.” Here the requestor is waiting for a call from above to request a unit of data. <text:tab/>When it receives a request from above, it sends a request message, R0, to B, starts a timer and makes a transition to the “Wait for D0” state. </text:p>
      <text:p text:style-name="P1"><text:tab/>When in the “Wait for Request 0 from above” state, A ignores anything it receives from B.</text:p>
      <text:p text:style-name="P1">• “Wait for D0”. Here the requestor is waiting for a D0 data message from B. A timer is always running in this <text:soft-page-break/>state. </text:p>
      <text:p text:style-name="P1"><text:tab/>If the timer expires, A sends another R0 message, restarts the timer and remains in this state. </text:p>
      <text:p text:style-name="P1"><text:tab/>If a D0 message is received from B, A stops the time and transits to the “Wait for Request 1 from above” state. </text:p>
      <text:p text:style-name="P1"><text:tab/>If A receives a D1 data message while in this state, it is ignored.</text:p>
      <text:p text:style-name="P1">• “Wait for Request 1 from above.” Here the requestor is again waiting for a call from above to request a unit of data. </text:p>
      <text:p text:style-name="P1"><text:tab/>When it receives a request from above, it sends a request message, R1, to B, starts a timer and makes a transition to the “Wait for D1” state. </text:p>
      <text:p text:style-name="P1"><text:tab/>When in the “Wait for Request 1 from above” state, A ignores anything it receives from B.</text:p>
      <text:p text:style-name="P1">• “Wait for D1”. Here the requestor is waiting for a D1 data message from B. A timer is always running in this state. </text:p>
      <text:p text:style-name="P1"><text:tab/>If the timer expires, A sends another R1 message, restarts the timer and remains in this state. </text:p>
      <text:p text:style-name="P1"><text:tab/>If a D1 message is received from B, A stops the timer and transits to the “Wait for Request 0 from above” state. </text:p>
      <text:p text:style-name="P1"><text:tab/>If A receives a D0 data message while in this state, it is ignored. </text:p>
      <text:p text:style-name="P2">The data supplier (B) has only two states:</text:p>
      <text:p text:style-name="P1">• “Send D0.” In this state, B continues to respond to received R0 messages by sending D0, and then remaining in this state. </text:p>
      <text:p text:style-name="P1"><text:tab/>If B receives a R1 message, then it knows its D0 message has been received correctly. It thus discards this D0 data (since it has been received at the other side) and then transits to the “Send D1” state, where it will use D1 to send the next requested piece of data.</text:p>
      <text:p text:style-name="P1">• “Send D1.” In this state, B continues to respond to received R1 messages by sending D1, and then remaining in this state. </text:p>
      <text:p text:style-name="P1"><text:tab/>If B receives a R1 message, then it knows its D1 message has been received correctly and thus transits to the “Send D1” state.</text:p>
      <text:p text:style-name="P1"/>
      <text:p text:style-name="P1">P24. Answer true or false to the following questions and briefly justify your answer:</text:p>
      <text:p text:style-name="P1">a. With the SR protocol, it is possible for the sender to receive an ACK for a packet that falls outside of its current window. <text:span text:style-name="T1">TRUE. Suppose the sender has a window size of 3 and sends packets 1,2,3 at t0. At t1 (t1&gt;t0), the receiver ACKs 1,2,3. At t2 (t2 &gt; t1), the sender times out and resends 1,2.</text:span></text:p>
      <text:p text:style-name="P1"><text:span text:style-name="T1">At t3, the receiver receives the duplicates and re-acknowledges 1,2,3. At t4, the sender receives the ACKs that the receiver sent at t1 and advances its window to 4,5,6. At t5, the sender receives the ACKs 1,2,3 the receiver sent at t2. These ACKs are outside its window.</text:span></text:p>
      <text:p text:style-name="P1">b. With GBN, it is possible for the sender to receive an ACK for a packet that falls outside of its current window.</text:p>
      <text:p text:style-name="P1"><text:span text:style-name="T1">TRUE. Same scenario as a.</text:span></text:p>
      <text:p text:style-name="P1">c. The alternating-bit protocol is the same as the SR protocol with a sender and receiver window size of 1.</text:p>
      <text:p text:style-name="P1">d. The alternating-bit protocol is the same as the GBN protocol with a sender and receiver window size of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uki </meta:initial-creator>
    <meta:creation-date>2013-10-10T22:56:58</meta:creation-date>
    <dc:date>2013-10-13T16:59:04</dc:date>
    <dc:creator>faruki </dc:creator>
    <meta:editing-duration>P2DT17H58M6S</meta:editing-duration>
    <meta:editing-cycles>17</meta:editing-cycles>
    <meta:generator>LibreOffice/3.5$Linux_x86 LibreOffice_project/350m1$Build-2</meta:generator>
    <meta:document-statistic meta:table-count="0" meta:image-count="0" meta:object-count="0" meta:page-count="2" meta:paragraph-count="38" meta:word-count="1102" meta:character-count="6103" meta:non-whitespace-character-count="4995"/>
  </office:meta>
</office:document-meta>
</file>